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NewPSMT" svg:font-family="CourierNewPSMT, 'Courier New'" style:font-family-generic="modern"/>
    <style:font-face style:name="TimesNewRomanPSMT" svg:font-family="TimesNewRomanPSMT, 'Times New Roman'" style:font-family-generic="swiss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style:font-name="Times New Roman" fo:font-size="18pt" style:font-size-asian="18pt" style:font-name-complex="Times New Roman"/>
    </style:style>
    <style:style style:name="P2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Helvetica" style:font-name-complex="Helvetica"/>
    </style:style>
    <style:style style:name="P5" style:family="paragraph" style:parent-style-name="Standard">
      <style:text-properties fo:color="#000000" style:font-name="Helvetica" style:font-name-asian="Helvetica" style:font-name-complex="Helvetica"/>
    </style:style>
    <style:style style:name="P6" style:family="paragraph" style:parent-style-name="Standard">
      <style:paragraph-properties fo:orphans="0" fo:widows="0" style:text-autospace="none"/>
    </style:style>
    <style:style style:name="P7" style:family="paragraph" style:parent-style-name="Standard">
      <style:paragraph-properties fo:orphans="0" fo:widows="0" style:text-autospace="none"/>
      <style:text-properties officeooo:paragraph-rsid="001d9dbc"/>
    </style:style>
    <style:style style:name="P8" style:family="paragraph" style:parent-style-name="Standard">
      <style:text-properties style:font-name="TimesNewRomanPSMT" style:font-name-complex="TimesNewRomanPSMT"/>
    </style:style>
    <style:style style:name="P9" style:family="paragraph" style:parent-style-name="Standard">
      <style:paragraph-properties fo:orphans="0" fo:widows="0" style:text-autospace="none"/>
      <style:text-properties style:font-name="TimesNewRomanPSMT" style:font-name-complex="TimesNewRomanPSMT"/>
    </style:style>
    <style:style style:name="P10" style:family="paragraph" style:parent-style-name="Standard">
      <style:text-properties style:font-name="CourierNewPSMT" style:font-name-complex="CourierNewPSMT"/>
    </style:style>
    <style:style style:name="P11" style:family="paragraph" style:parent-style-name="Standard">
      <style:paragraph-properties fo:orphans="0" fo:widows="0" style:text-autospace="none"/>
      <style:text-properties style:font-name="CourierNewPSMT" style:font-name-complex="CourierNewPSMT"/>
    </style:style>
    <style:style style:name="P12" style:family="paragraph" style:parent-style-name="Standard">
      <style:paragraph-properties fo:orphans="0" fo:widows="0" style:text-autospace="none"/>
      <style:text-properties style:font-name="CourierNewPSMT" officeooo:paragraph-rsid="001d9dbc" style:font-name-complex="CourierNewPSMT"/>
    </style:style>
    <style:style style:name="P13" style:family="paragraph" style:parent-style-name="Standard">
      <style:paragraph-properties fo:orphans="0" fo:widows="0" style:text-autospace="none"/>
      <style:text-properties style:font-name="CourierNewPSMT" officeooo:rsid="001d9dbc" officeooo:paragraph-rsid="001d9dbc" style:font-name-complex="CourierNewPSMT"/>
    </style:style>
    <style:style style:name="P14" style:family="paragraph" style:parent-style-name="Standard">
      <style:text-properties style:font-name="CourierNewPSMT" officeooo:rsid="001d9dbc" officeooo:paragraph-rsid="001d9dbc" style:font-name-complex="CourierNewPSMT"/>
    </style:style>
    <style:style style:name="P15" style:family="paragraph" style:parent-style-name="Standard">
      <style:text-properties style:font-name="CourierNewPSMT" officeooo:paragraph-rsid="001d9dbc" style:font-name-complex="CourierNewPSMT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margin-left="0in" fo:margin-right="0in" fo:orphans="0" fo:widows="0" fo:text-indent="0.5in" style:auto-text-indent="false" style:text-autospace="none"/>
    </style:style>
    <style:style style:name="P18" style:family="paragraph" style:parent-style-name="Standard">
      <style:paragraph-properties fo:margin-left="0in" fo:margin-right="0in" fo:orphans="0" fo:widows="0" fo:text-indent="0.5in" style:auto-text-indent="false" style:text-autospace="none"/>
      <style:text-properties style:font-name="CourierNewPSMT" style:font-name-complex="CourierNewPSMT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style:font-name="Helvetica" style:font-name-complex="Helvetica"/>
    </style:style>
    <style:style style:name="T1" style:family="text">
      <style:text-properties style:font-name="Times New Roman" fo:font-size="18pt" style:font-size-asian="18pt"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ourierNewPSMT" style:font-name-complex="CourierNewPSMT"/>
    </style:style>
    <style:style style:name="T4" style:family="text">
      <style:text-properties style:font-name="CourierNewPSMT" officeooo:rsid="001d9dbc" style:font-name-complex="CourierNewPSMT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name="Helvetica" fo:font-size="14pt" style:font-size-asian="14pt" style:font-name-complex="Helvetica"/>
    </style:style>
    <style:style style:name="T7" style:family="text">
      <style:text-properties officeooo:rsid="001d9dbc"/>
    </style:style>
    <style:style style:name="T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orksheet 0: Building a Simple ADT Using an Array</text:h>
      <text:p text:style-name="P3"><text:span text:style-name="T2">In Preparation</text:span>: Read about basic ADTs. </text:p>
      <text:p text:style-name="P3"/>
      <text:p text:style-name="P9">In this worksheet we will construct a simple BAG and STACK abstraction on top of an</text:p>
      <text:p text:style-name="P8">array. Assume we have the following interface file (arrayBagStack.h) :</text:p>
      <text:p text:style-name="P8"/>
      <text:p text:style-name="P3"/>
      <text:p text:style-name="P11"># ifndef ArrayBagStack</text:p>
      <text:p text:style-name="P11"># define ArrayBagStack</text:p>
      <text:p text:style-name="P11"/>
      <text:p text:style-name="P11"># define TYPE int</text:p>
      <text:p text:style-name="P11"># define EQ(a, b) (a == b)</text:p>
      <text:p text:style-name="P11"/>
      <text:p text:style-name="P6"><text:span text:style-name="T3">struct arrayBagStack {</text:span></text:p>
      <text:p text:style-name="P17"><text:span text:style-name="T3">TYPE data [100];</text:span></text:p>
      <text:p text:style-name="P18">int count;</text:p>
      <text:p text:style-name="P11">};</text:p>
      <text:p text:style-name="P11"/>
      <text:p text:style-name="P6"><text:span text:style-name="T3">void initArray(struct arrayBagStack * b);</text:span></text:p>
      <text:p text:style-name="P6"><text:span text:style-name="T3">void addArray (struct arrayBagStack * b, TYPE v);</text:span></text:p>
      <text:p text:style-name="P6"><text:span text:style-name="T3">int containsArray (struct arrayBagStack * b, TYPE v);</text:span></text:p>
      <text:p text:style-name="P6"><text:span text:style-name="T3">void removeArray (struct arrayBagStack * b, TYPE v);</text:span></text:p>
      <text:p text:style-name="P6"><text:span text:style-name="T3">int sizeArray (struct arrayBagStack * b);</text:span></text:p>
      <text:p text:style-name="P11"/>
      <text:p text:style-name="P6"><text:span text:style-name="T3">void pushArray (struct arrayBagStack * b, TYPE v);</text:span></text:p>
      <text:p text:style-name="P6"><text:span text:style-name="T3">TYPE topArray (struct arrayBagStack * b);</text:span></text:p>
      <text:p text:style-name="P6"><text:span text:style-name="T3">void popArray (struct arrayBagStack * b);</text:span></text:p>
      <text:p text:style-name="P6"><text:span text:style-name="T3">int isEmptyArray (struct arrayBagStack * b);</text:span></text:p>
      <text:p text:style-name="P10"># endif</text:p>
      <text:p text:style-name="P10"/>
      <text:p text:style-name="Standard"/>
      <text:p text:style-name="Standard"/>
      <text:p text:style-name="P9">Your job, for this worksheet, is to provide implementations for all these operations.</text:p>
      <text:p text:style-name="P9"/>
      <text:p text:style-name="P9"/>
      <text:p text:style-name="P6"><text:span text:style-name="T3">void initArray (struct arrayBagStack * b){</text:span></text:p>
      <text:p text:style-name="P11"/>
      <text:p text:style-name="P13"><text:s text:c="4"/>b = (malloc(sizeof(TYPE)));</text:p>
      <text:p text:style-name="P13"><text:s text:c="4"/>assert(b-&gt;data != 0);</text:p>
      <text:p text:style-name="P13"><text:s text:c="4"/>b-&gt;count = 0;</text:p>
      <text:p text:style-name="P11"/>
      <text:p text:style-name="P11"/>
      <text:p text:style-name="P11"/>
      <text:p text:style-name="P11">}</text:p>
      <text:p text:style-name="P11"/>
      <text:p text:style-name="P11"><text:soft-page-break/></text:p>
      <text:p text:style-name="P11"/>
      <text:p text:style-name="P11"/>
      <text:p text:style-name="P11">/* Bag Interface Functions */</text:p>
      <text:p text:style-name="P11"/>
      <text:p text:style-name="P6"><text:span text:style-name="T3">void addArray (struct arrayBagStack * b, TYPE v) {</text:span></text:p>
      <text:p text:style-name="P10"/>
      <text:p text:style-name="P14"><text:s text:c="4"/>if(b-&gt;count &lt; sizeof(b-&gt;data)){</text:p>
      <text:p text:style-name="P14"><text:s text:c="8"/>b-&gt;data[b-&gt;count] = v;</text:p>
      <text:p text:style-name="P14"><text:s text:c="8"/>b-&gt;count += 1;</text:p>
      <text:p text:style-name="P15"><text:span text:style-name="T7"><text:s text:c="4"/>}</text:span></text:p>
      <text:p text:style-name="P10">}</text:p>
      <text:p text:style-name="P10"/>
      <text:p text:style-name="P6"><text:span text:style-name="T3">int containsArray (struct arrayBagStack * b, TYPE v){</text:span></text:p>
      <text:p text:style-name="P11"/>
      <text:p text:style-name="P13"><text:s text:c="4"/>int i;</text:p>
      <text:p text:style-name="P13"><text:s text:c="4"/>for(i = 0; i &lt; b-&gt;count; ++i){</text:p>
      <text:p text:style-name="P13"><text:s text:c="8"/>if(b-&gt;data[i] == v){</text:p>
      <text:p text:style-name="P13"><text:s text:c="12"/>return 1;</text:p>
      <text:p text:style-name="P12"><text:span text:style-name="T7"><text:s text:c="8"/>}</text:span></text:p>
      <text:p text:style-name="P11">}</text:p>
      <text:p text:style-name="P11"/>
      <text:p text:style-name="P6"><text:span text:style-name="T3">void removeArray (struct arrayBagStack * b, TYPE v) {</text:span></text:p>
      <text:p text:style-name="P13"><text:s text:c="4"/>int i;</text:p>
      <text:p text:style-name="P13"><text:s text:c="4"/>for(i = 0; i &lt; b-&gt;count; ++i){</text:p>
      <text:p text:style-name="P13"><text:s text:c="8"/>if(b-&gt;data[i] == v){</text:p>
      <text:p text:style-name="P13"><text:s text:c="12"/>b-&gt;data[i] = 0;</text:p>
      <text:p text:style-name="P13"><text:s text:c="12"/>b-&gt;count -= 1;</text:p>
      <text:p text:style-name="P13"><text:s text:c="8"/>}</text:p>
      <text:p text:style-name="P12"><text:span text:style-name="T7"><text:s text:c="4"/>}</text:span></text:p>
      <text:p text:style-name="P11">}</text:p>
      <text:p text:style-name="P11"/>
      <text:p text:style-name="P6"><text:span text:style-name="T3">int sizeArray (struct arrayBagStack * b) {</text:span></text:p>
      <text:p text:style-name="P12"><text:span text:style-name="T7"><text:s text:c="4"/>return b-&gt;count;</text:span>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<text:span text:style-name="T3">/* Stack Interface <text:s/>Functions */</text:span></text:p>
      <text:p text:style-name="P11"/>
      <text:p text:style-name="P7"><text:span text:style-name="T3">void pushArray (struct arrayBagStack * b, TYPE v) {<text:tab/></text:span><text:span text:style-name="T4">addArray(b, v);</text:span></text:p>
      <text:p text:style-name="P11">}</text:p>
      <text:p text:style-name="P11"/>
      <text:p text:style-name="P6"><text:span text:style-name="T3">TYPE topArray (struct arrayBagStack * b) {</text:span></text:p>
      <text:p text:style-name="P12"><text:span text:style-name="T7"><text:tab/>return b-&gt;data[b-&gt;count-1];</text:span></text:p>
      <text:p text:style-name="P11">}</text:p>
      <text:p text:style-name="P11"/>
      <text:p text:style-name="P6"><text:span text:style-name="T3">void popArray (struct arrayBagStack * b) {</text:span></text:p>
      <text:p text:style-name="P13"><text:s text:c="4"/>b-&gt;data[b-&gt;count] = 0;</text:p>
      <text:p text:style-name="P12"><text:span text:style-name="T7"><text:s text:c="4"/>b-&gt;count -= 1;</text:span></text:p>
      <text:p text:style-name="P11">}</text:p>
      <text:p text:style-name="P11"/>
      <text:p text:style-name="P11"/>
      <text:p text:style-name="P6"><text:span text:style-name="T3">int isEmptyArray (struct arrayBagStack * b) {</text:span></text:p>
      <text:p text:style-name="P14"><text:s text:c="4"/>if(b-&gt;count &gt; 0){</text:p>
      <text:p text:style-name="P14"><text:s text:c="8"/>return 0;</text:p>
      <text:p text:style-name="P14"><text:s text:c="4"/>}</text:p>
      <text:p text:style-name="P15"><text:span text:style-name="T7"><text:s text:c="4"/>return 1;</text:span></text:p>
      <text:p text:style-name="P10">}</text:p>
      <text:p text:style-name="Standard"/>
      <text:p text:style-name="Standard"/>
      <text:p text:style-name="Standard"/>
      <text:p text:style-name="P16">A Better Solution…</text:p>
      <text:p text:style-name="Standard"/>
      <text:p text:style-name="Standard">This solution has one problem. <text:s/>The arrayBagStack structure is in the .h file and therefore exposed to the users of the data structure. <text:s text:c="2"/>How can we get around this problem? <text:s/>Think about it…we’ll return to this question soon.</text:p>
      <text:p text:style-name="Standard"/>
      <text:p text:style-name="Standard"/>
      <text:p text:style-name="Standard"/>
      <text:p text:style-name="P3"/>
      <text:p text:style-name="P4"/>
      <text:p text:style-name="P5"><text:s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NewPSMT" svg:font-family="CourierNewPSMT, 'Courier New'" style:font-family-generic="modern"/>
    <style:font-face style:name="TimesNewRomanPSMT" svg:font-family="TimesNewRomanPSMT, 'Times New Roman'" style:font-family-generic="swiss"/>
    <style:font-face style:name="Courier New" svg:font-family="'Courier New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T1" style:family="text"/>
    <style:style style:name="MT2" style:family="text">
      <style:text-properties style:font-name="Helvetica" fo:font-size="14pt" style:font-size-asian="14pt" style:font-name-complex="Helvetica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Worksheet 0: Building an ADT Using an Array <text:s text:c="2"/>Name:</text:p>
      </style:header>
      <style:footer>
        <text:p text:style-name="MP1"><draw:frame draw:style-name="Mfr1" draw:name="Frame1" text:anchor-type="paragraph" svg:y="0.0008in" draw:z-index="2"><draw:text-box fo:min-height="0.0228in" fo:min-width="0in"><text:p text:style-name="Footer"><text:span text:style-name="Page_20_Number"><text:page-number text:select-page="current">3</text:page-number></text:span></text:p></draw:text-box></draw:frame><text:span text:style-name="Page_20_Number"><text:span text:style-name="MT2">An Active Learning approach to Data Structures using C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son 30                              NAME:</dc:title>
    <meta:initial-creator>OSU EECS</meta:initial-creator>
    <meta:creation-date>2010-10-02T22:00:00</meta:creation-date>
    <dc:date>2014-01-17T12:09:12.228000000</dc:date>
    <meta:print-date>2008-04-09T10:17:00</meta:print-date>
    <meta:editing-cycles>13</meta:editing-cycles>
    <meta:editing-duration>PT18M</meta:editing-duration>
    <meta:document-statistic meta:table-count="0" meta:image-count="0" meta:object-count="0" meta:page-count="3" meta:paragraph-count="76" meta:word-count="365" meta:character-count="2292" meta:non-whitespace-character-count="1836"/>
    <meta:generator>LibreOffice/4.1.2.3$Windows_x86 LibreOffice_project/40b2d7fde7e8d2d7bc5a449dc65df4d08a7dd38</meta:generator>
    <meta:user-defined meta:name="Mendeley Recent Style Id 0_1">http://www.zotero.org/styles/ama</meta:user-defined>
    <meta:user-defined meta:name="Mendeley Recent Style Id 1_1">http://www.zotero.org/styles/apsa</meta:user-defined>
    <meta:user-defined meta:name="Mendeley Recent Style Id 2_1">http://www.zotero.org/styles/apa</meta:user-defined>
    <meta:user-defined meta:name="Mendeley Recent Style Id 3_1">http://www.zotero.org/styles/asa</meta:user-defined>
    <meta:user-defined meta:name="Mendeley Recent Style Id 4_1" meta:value-type="string">http://www.zotero.org/styles/chicago-author-date</meta:user-defined>
    <meta:user-defined meta:name="Mendeley Recent Style Id 5_1" meta:value-type="string">http://www.zotero.org/styles/chicago-fullnote-bibliography</meta:user-defined>
    <meta:user-defined meta:name="Mendeley Recent Style Id 6_1" meta:value-type="string">http://www.zotero.org/styles/chicago-note-bibliography</meta:user-defined>
    <meta:user-defined meta:name="Mendeley Recent Style Id 7_1" meta:value-type="string">http://www.zotero.org/styles/harvard1</meta:user-defined>
    <meta:user-defined meta:name="Mendeley Recent Style Id 8_1" meta:value-type="string">http://www.zotero.org/styles/ieee</meta:user-defined>
    <meta:user-defined meta:name="Mendeley Recent Style Id 9_1" meta:value-type="string">http://www.zotero.org/styles/mhra</meta:user-defined>
    <meta:user-defined meta:name="Mendeley Recent Style Name 0_1" meta:value-type="string">American Medical Association</meta:user-defined>
    <meta:user-defined meta:name="Mendeley Recent Style Name 1_1" meta:value-type="string">American Political Science Association</meta:user-defined>
    <meta:user-defined meta:name="Mendeley Recent Style Name 2_1" meta:value-type="string">American Psychological Association 6th Edition</meta:user-defined>
    <meta:user-defined meta:name="Mendeley Recent Style Name 3_1" meta:value-type="string">American Sociological Association</meta:user-defined>
    <meta:user-defined meta:name="Mendeley Recent Style Name 4_1" meta:value-type="string">Chicago Manual of Style (Author-Date format)</meta:user-defined>
    <meta:user-defined meta:name="Mendeley Recent Style Name 5_1" meta:value-type="string">Chicago Manual of Style (Full Note with Bibliography)</meta:user-defined>
    <meta:user-defined meta:name="Mendeley Recent Style Name 6_1" meta:value-type="string">Chicago Manual of Style (Note with Bibliography)</meta:user-defined>
    <meta:user-defined meta:name="Mendeley Recent Style Name 7_1" meta:value-type="string">Harvard Reference format 1 (Author-Date)</meta:user-defined>
    <meta:user-defined meta:name="Mendeley Recent Style Name 8_1" meta:value-type="string">IEEE</meta:user-defined>
    <meta:user-defined meta:name="Mendeley Recent Style Name 9_1" meta:value-type="string">Modern Humanities Research Association (Note with Bibliography)</meta:user-defined>
  </office:meta>
</office:document-meta>
</file>